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7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468a1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COD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 (15b)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oads val into r0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oves from sr2 to sr1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adds sr2 to sr1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ubtracts sr2 from sr1</text:p>
          </table:table-cell>
          <table:table-cell table:style-name="ce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sr1 (5b)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ogical not on sr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ogical and of sr1 and sr2</text:p>
          </table:table-cell>
          <table:table-cell table:style-name="ce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ogical or of sr1 and sr2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logical xor of sr1 and sr2</text:p>
          </table:table-cell>
          <table:table-cell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hift sr1 left by the number in sr2</text:p>
          </table:table-cell>
          <table:table-cell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hift sr1 right by the number in sr2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r1 (5b)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jump to address in sr1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JNZ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jump to address in sr1 if sr2 is not equal to 0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jump to address in sr1 if sr2 is negative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jump to address in sr1 if sr2 is pozitive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read into sr1 from memory address in sr2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write from sr1 to a memory address in sr2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sr1 (5b)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pushes sr1 to the stack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sr1 (5b)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pops from stack to sr1</text:p>
          </table:table-cell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dds val to sr1</text:p>
          </table:table-cell>
          <table:table-cell/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ubtracts val from sr1</text:p>
          </table:table-cell>
          <table:table-cell/>
        </table:table-row>
        <table:table-row table:style-name="ro1">
          <table:table-cell office:value-type="string" calcext:value-type="string">
            <text:p>SHLI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hift sr1 left by val</text:p>
          </table:table-cell>
          <table:table-cell/>
        </table:table-row>
        <table:table-row table:style-name="ro1">
          <table:table-cell office:value-type="string" calcext:value-type="string">
            <text:p>SHRI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hift sr1 right by val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110110 – 111111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o operation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11111" calcext:value-type="float">
            <text:p>11111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ignal that you are alive (sets your life to 100)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</text:p>
          </table:table-cell>
          <table:table-cell table:style-name="ce2" office:value-type="string" calcext:value-type="string">
            <text:p>0x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x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0x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0x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x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0x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x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0x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0x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x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0x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x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0x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0x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0x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0x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0x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0x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0x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x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0x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ox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0x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x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0x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0x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1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0x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0x1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9:34:31.1203082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46:02.670830408</meta:creation-date>
    <dc:date>2025-09-04T19:36:39.830455809</dc:date>
    <meta:editing-duration>PT9H26M50S</meta:editing-duration>
    <meta:editing-cycles>13</meta:editing-cycles>
    <meta:generator>LibreOffice/24.8.7.2$Linux_X86_64 LibreOffice_project/480$Build-2</meta:generator>
    <meta:document-statistic meta:table-count="1" meta:cell-count="213" meta:object-count="0"/>
  </office:meta>
</office:document-meta>
</file>